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887df" officeooo:paragraph-rsid="000887d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87df" officeooo:paragraph-rsid="000a0e9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0e90" officeooo:paragraph-rsid="000a0e90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887df" officeooo:paragraph-rsid="000887df" style:font-size-asian="18pt" style:font-size-complex="18pt"/>
    </style:style>
    <style:style style:name="T1" style:family="text">
      <style:text-properties officeooo:rsid="000a0e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urnal Machin</text:p>
      <text:p text:style-name="P1"/>
      <text:p text:style-name="P2"><text:bookmark text:name="cch_fd77dd4eafe84e"/>Jour 1 – 17/12 </text:p>
      <text:p text:style-name="P2"><text:tab/><text:span text:style-name="T1">But : Comprendre le problème dans son ensemble et se familiariser avec les étapes à faire.</text:span></text:p>
      <text:p text:style-name="P2"/>
      <text:p text:style-name="P2"><text:tab/>Après avoir tous pris connaissance du sujet, on a décidé de tous essayer de faire la première étape ( Phase 1 ) afin de mettre les bases en place et qu’on comprenne tous comment vont se dérouler les premières étapes. </text:p>
      <text:p text:style-name="P2"><text:tab/>On a alors rencontré des difficultés pour afficher les valeurs en décimales et pour ne pas perdre trop de temps, on a commencer à répartir les tâches. Lian et Biyun ont continué a finaliser de leur côté l’étape 1, de même pour Mohamed et Abdallah qui voulaient être sûrs de bien maîtriser. </text:p>
      <text:p text:style-name="P2"><text:tab/>Xinwei et Tom ont eux commencé l’étape 2 et tenté de finaliser cette étape. On a pas réussi à finir l’étape 1 ce jour là, ainsi on n’a pas pu vérifier le code de l’étape 2. </text:p>
      <text:p text:style-name="P2"/>
      <text:p text:style-name="P2">Jour 2 – 18/12</text:p>
      <text:p text:style-name="P2"><text:tab/><text:span text:style-name="T1">But : Finir l’étape 1 et éventuellement l’étape 2 et continuer à se familiariser avec le problème.</text:span></text:p>
      <text:p text:style-name="P2"/>
      <text:p text:style-name="P2"><text:tab/><text:span text:style-name="T1">Lian et Biyun sont parvenus à finir la première étape dans la matinée, où Tom a contribué également car on voulait terminer cette étape le plus vite possible.</text:span></text:p>
      <text:p text:style-name="P2"><text:tab/><text:span text:style-name="T1">Ils sont ensuite passés à l’étape 3 alors que Xinwei et Tom ont rencontré des problèmes sur l’étape 2 qui les ont empêchés de finir ce jour là.</text:span></text:p>
      <text:p text:style-name="P2"><text:tab/><text:span text:style-name="T1">D’un autre côté, <text:s/></text:span>Mohamed et Abdallah <text:span text:style-name="T1">ont réalisé une batterie de tests sur l’étape 1.</text:span></text:p>
      <text:p text:style-name="P2"/>
      <text:p text:style-name="P3">Jour 3 – 19/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8:38:30.727268538</meta:creation-date>
    <meta:editing-duration>PT6M58S</meta:editing-duration>
    <meta:editing-cycles>2</meta:editing-cycles>
    <meta:generator>LibreOffice/5.1.6.2$Linux_X86_64 LibreOffice_project/10m0$Build-2</meta:generator>
    <dc:date>2018-12-19T08:45:25.444228638</dc:date>
    <meta:document-statistic meta:table-count="0" meta:image-count="0" meta:object-count="0" meta:page-count="1" meta:paragraph-count="12" meta:word-count="243" meta:character-count="1320" meta:non-whitespace-character-count="1073"/>
  </office:meta>
</office:document-meta>
</file>